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1.08mm"/>
    </style:style>
    <style:style style:name="co2" style:family="table-column">
      <style:table-column-properties fo:break-before="auto" style:column-width="22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2" style:family="table-cell" style:parent-style-name="Default" style:data-style-name="N100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1" table:number-columns-repeated="1019" table:default-cell-style-name="Default"/>
        <table:table-row table:style-name="ro1">
          <table:table-cell/>
          <table:table-cell table:style-name="ce1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rite</text:p>
          </table:table-cell>
          <table:table-cell/>
          <table:table-cell>
            <draw:frame table:end-cell-address="Sheet1.O26" table:end-x="0.53mm" table:end-y="4.1mm" draw:z-index="0" draw:name="차트 11" draw:style-name="gr1" draw:text-style-name="P1" svg:width="190.04mm" svg:height="116.21mm" svg:x="0.2mm" svg:y="4.73mm">
              <draw:object draw:notify-on-update-of-ranges="Sheet1.B3:Sheet1.C14 Sheet1.D2:Sheet1.D2 Sheet1.D3:Sheet1.D14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1e2</text:p>
          </table:table-cell>
          <table:table-cell office:value-type="string" calcext:value-type="string">
            <text:p>addon_arr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32[]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32[]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3</text:p>
          </table:table-cell>
          <table:table-cell office:value-type="string" calcext:value-type="string">
            <text:p>addon_arr</text:p>
          </table:table-cell>
          <table:table-cell office:value-type="float" office:value="134" calcext:value-type="float">
            <text:p>13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32[]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32[]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1e4</text:p>
          </table:table-cell>
          <table:table-cell office:value-type="string" calcext:value-type="string">
            <text:p>addon_arr</text:p>
          </table:table-cell>
          <table:table-cell office:value-type="float" office:value="1260" calcext:value-type="float">
            <text:p>126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arr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ddon_32[]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de_32[]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KR" svg:font-family="'Noto Sans CJK K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ko" style:country-asian="KR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KR'" style:font-family-generic="roman" style:font-pitch="variable" fo:font-size="12pt" fo:language="en" fo:country="US" style:letter-kerning="true" style:font-name-asian="Noto Sans CJK KR" style:font-size-asian="12pt" style:language-asian="ko" style:country-asian="KR" style:font-name-complex="Noto Sans CJK K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middle"/>
      <style:text-properties fo:color="#000000" style:font-name="맑은 고딕" fo:font-family="'맑은 고딕'" style:font-family-generic="swiss" fo:font-size="11pt" style:font-name-asian="Noto Sans CJK KR" style:font-family-asian="'Noto Sans CJK KR'" style:font-family-generic-asian="system" style:font-pitch-asian="variable" style:font-size-asian="11pt" style:font-name-complex="맑은 고딕" style:font-family-complex="'맑은 고딕'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8">0000/00/00</text:date>, <text:time style:data-style-name="N2" text:time-value="19:59:23.300742031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roCode</meta:initial-creator>
    <meta:creation-date>2020-02-26T11:49:43</meta:creation-date>
    <dc:date>2020-03-08T20:00:04.264440613</dc:date>
    <meta:generator>LibreOffice/6.0.6.1$Linux_X86_64 LibreOffice_project/00$Build-1</meta:generator>
    <meta:editing-duration>PT7M59S</meta:editing-duration>
    <meta:editing-cycles>4</meta:editing-cycles>
    <meta:document-statistic meta:table-count="1" meta:cell-count="28" meta:object-count="1"/>
    <meta:user-defined meta:name="AppVersion">16.0300</meta:user-defined>
    <meta:user-defined meta:name="ContentTypeId">0x0101002000BFFA108DB047B3EFC5DDF5207AF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 svg:stroke-width="0.071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IBM Plex Mono'" style:font-family-generic="modern" style:font-pitch="fixed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tacked="true" chart:vertical="true"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100">
      <style:chart-properties chart:display-label="true" chart:tick-marks-major-inner="false" chart:tick-marks-major-outer="false" chart:logarithmic="false" chart:origin="1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'IBM Plex Mono'" style:font-family-generic="modern" style:font-pitch="fixed" fo:font-size="8pt" style:font-size-asian="8pt" style:font-family-complex="Aharoni" style:font-size-complex="8pt"/>
    </style:style>
    <style:style style:name="ch6" style:family="chart">
      <style:chart-properties style:rotation-angle="9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7" style:family="chart" style:data-style-name="N0">
      <style:chart-properties chart:display-label="true" chart:tick-marks-major-inner="false" chart:tick-marks-major-outer="false" chart:logarithmic="false" chart:minimum="0" chart:maximum="1500" chart:gap-width="30" chart:overlap="100" chart:reverse-direction="false" text:line-break="false" loext:try-staggering-first="false" chart:link-data-style-to-source="false" chart:axis-position="1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style:rotation-angle="0"/>
      <style:text-properties fo:color="#595959" style:text-position="0% 100%" fo:font-family="'IBM Plex Mono'" style:font-family-generic="modern" style:font-pitch="fixed" fo:font-size="11pt" style:font-size-asian="11pt" style:font-size-complex="11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draw:stroke="none" draw:fill-color="#ffc000" fo:wrap-option="wrap"/>
      <style:text-properties fo:color="#404040" style:text-position="0% 100%" fo:font-family="Calibri" fo:font-size="9pt" style:font-size-asian="9pt" style:font-size-complex="9pt"/>
    </style:style>
    <style:style style:name="ch11" style:family="chart">
      <style:chart-properties chart:solid-type="cuboid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9.005cm" svg:height="11.622cm" xlink:href=".." xlink:type="simple" chart:class="chart:bar" chart:style-name="ch1">
        <chart:title svg:x="7.812cm" svg:y="0.368cm" chart:style-name="ch2">
          <text:p>array write</text:p>
        </chart:title>
        <chart:legend chart:legend-position="bottom" svg:x="8.908cm" svg:y="11.102cm" style:legend-expansion="wide" chart:style-name="ch3"/>
        <chart:plot-area chart:style-name="ch4" table:cell-range-address="Sheet1.B2:Sheet1.D14" chart:data-source-has-labels="both" svg:x="1.566cm" svg:y="1.531cm" svg:width="17.059cm" svg:height="7.999cm">
          <chartooo:coordinate-region svg:x="4.177cm" svg:y="1.95cm" svg:width="14.448cm" svg:height="7.58cm"/>
          <chart:axis chart:dimension="x" chart:name="primary-x" chart:style-name="ch5" chartooo:axis-type="auto">
            <chartooo:date-scale/>
            <chart:title svg:x="0.314cm" svg:y="6.307cm" chart:style-name="ch6">
              <text:p>N</text:p>
            </chart:title>
            <chart:categories table:cell-range-address="Sheet1.B3:Sheet1.C14"/>
          </chart:axis>
          <chart:axis chart:dimension="y" chart:name="primary-y" chart:style-name="ch7">
            <chart:title svg:x="13.877cm" svg:y="0.952cm" chart:style-name="ch8">
              <text:p>execution time (us)</text:p>
            </chart:title>
            <chart:grid chart:style-name="ch9" chart:class="major"/>
          </chart:axis>
          <chart:series chart:style-name="ch10" chart:values-cell-range-address="Sheet1.D3:Sheet1.D14" chart:label-cell-address="Sheet1.D2:Sheet1.D2" chart:class="chart:bar">
            <chart:data-point chart:repeated="4"/>
            <chart:data-point chart:style-name="ch11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rite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e2 addon_arr</text:p>
                <text:list>
                  <text:list-item>
                    <text:p>1e2</text:p>
                  </text:list-item>
                  <text:list-item>
                    <text:p>addon_arr</text:p>
                  </text:list-item>
                </text:list>
                <draw:g>
                  <svg:desc>Sheet1.B3:Sheet1.C14</svg:desc>
                </draw:g>
              </table:table-cell>
              <table:table-cell office:value-type="float" office:value="18">
                <text:p>18</text:p>
                <draw:g>
                  <svg:desc>Sheet1.D3:Sheet1.D14</svg:desc>
                </draw:g>
              </table:table-cell>
            </table:table-row>
            <table:table-row>
              <table:table-cell office:value-type="string">
                <text:p>1e2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e2 addon_32[]</text:p>
                <text:list>
                  <text:list-item>
                    <text:p/>
                  </text:list-item>
                  <text:list-item>
                    <text:p>addon_32[]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e2 node_32[]</text:p>
                <text:list>
                  <text:list-item>
                    <text:p/>
                  </text:list-item>
                  <text:list-item>
                    <text:p>node_32[]</text:p>
                  </text:list-item>
                </text:list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e3 addon_arr</text:p>
                <text:list>
                  <text:list-item>
                    <text:p>1e3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1e3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e3 addon_32[]</text:p>
                <text:list>
                  <text:list-item>
                    <text:p/>
                  </text:list-item>
                  <text:list-item>
                    <text:p>addon_32[]</text:p>
                  </text:list-item>
                </text:list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e3 node_32[]</text:p>
                <text:list>
                  <text:list-item>
                    <text:p/>
                  </text:list-item>
                  <text:list-item>
                    <text:p>node_32[]</text:p>
                  </text:list-item>
                </text:list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e4 addon_arr</text:p>
                <text:list>
                  <text:list-item>
                    <text:p>1e4</text:p>
                  </text:list-item>
                  <text:list-item>
                    <text:p>addon_arr</text:p>
                  </text:list-item>
                </text:list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1e4 node_arr</text:p>
                <text:list>
                  <text:list-item>
                    <text:p/>
                  </text:list-item>
                  <text:list-item>
                    <text:p>node_arr</text:p>
                  </text:list-item>
                </text:list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e4 addon_32[]</text:p>
                <text:list>
                  <text:list-item>
                    <text:p/>
                  </text:list-item>
                  <text:list-item>
                    <text:p>addon_32[]</text:p>
                  </text:list-item>
                </text:list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e4 node_32[]</text:p>
                <text:list>
                  <text:list-item>
                    <text:p/>
                  </text:list-item>
                  <text:list-item>
                    <text:p>node_32[]</text:p>
                  </text:list-item>
                </text:list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1$Linux_X86_64 LibreOffice_project/0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